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b3b3b3" draw:fill="solid" draw:fill-color="#b3b3b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ff00ff" draw:fill="solid" draw:fill-color="#ff00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355cm" svg:height="5.355cm" svg:x="6.092cm" svg:y="10.6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778cm" svg:height="1.778cm" svg:x="7.781cm" svg:y="1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63cm" svg:height="2.424cm" svg:x="7.575cm" svg:y="12.0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808cm" svg:height="1.155cm" svg:x="8.289cm" svg:y="14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13T21:47:46</meta:creation-date>
    <dc:date>2013-05-13T22:17:13</dc:date>
    <dc:creator>Lauren Scott</dc:creator>
    <meta:editing-duration>PT1M53S</meta:editing-duration>
    <meta:editing-cycles>1</meta:editing-cycles>
    <meta:generator>OpenOffice.org/3.3$Unix OpenOffice.org_project/330m20$Build-9567</meta:generator>
    <meta:document-statistic meta:object-count="4"/>
  </office:meta>
</office:document-meta>
</file>